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159cm" style:contextual-spacing="false" fo:orphans="2" fo:widows="2" fo:text-indent="12.952cm" style:auto-text-indent="false" fo:padding="0cm" fo:border="none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fo:font-weight="bold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Você já parou para pensar como um banco decide se você é um bom pagador ou uma pessoa que possivelmente irá trazer problemas? Com certeza não é pela sua aparência, pois as aparências enganam. Essa video-aula irá apresentar como a IA tem atuado no setor financeiro para resolver o problema de risco de crédito e inúmeros outros problemas existentes.</text:p>
      <text:p text:style-name="P2"><text:span text:style-name="Strong_20_Emphasis"><text:span text:style-name="T1">Links externos mencionados na aula:</text:span></text:span></text:p>
      <text:list xml:id="list2252500030" text:style-name="L1">
        <text:list-header>
          <text:p text:style-name="P3"><text:a xlink:type="simple" xlink:href="https://smarttbot.com/" office:target-frame-name="_blank" xlink:show="new" text:style-name="Internet_20_link" text:visited-style-name="Visited_20_Internet_20_Link"><text:span text:style-name="T2">https://smarttbot.com/</text:span></text:a></text:p>
        </text:list-header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41:31.335654979</meta:creation-date>
    <dc:date>2022-09-03T12:42:07.424229370</dc:date>
    <meta:editing-duration>PT36S</meta:editing-duration>
    <meta:editing-cycles>1</meta:editing-cycles>
    <meta:document-statistic meta:table-count="0" meta:image-count="0" meta:object-count="0" meta:page-count="1" meta:paragraph-count="4" meta:word-count="67" meta:character-count="410" meta:non-whitespace-character-count="348"/>
    <meta:generator>LibreOffice/7.3.5.2$Linux_X86_64 LibreOffice_project/30$Build-2</meta:generator>
  </office:meta>
</office:document-meta>
</file>